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4" table:default-cell-style-name="ce7"/>
        <table:table-column table:style-name="co8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9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5" table:number-columns-repeated="990" table:default-cell-style-name="ce1"/>
        <table:table-row table:style-name="ro1">
          <table:table-cell table:style-name="ce2" office:value-type="string" calcext:value-type="string" table:number-columns-spanned="34" table:number-rows-spanned="1">
            <text:p>KMeans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79166666666667" calcext:value-type="float">
            <text:p>0,9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82456140350877" calcext:value-type="float">
            <text:p>0,9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90825688073394" calcext:value-type="float">
            <text:p>0,99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86486486486486" calcext:value-type="float">
            <text:p>0,99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86111111111111" calcext:value-type="float">
            <text:p>0,99</text:p>
          </table:table-cell>
          <table:table-cell table:number-columns-repeated="99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Logistic Regression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Gradient Boosting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Random Forest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86666666666667" calcext:value-type="float">
            <text:p>0,9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3288590604027" calcext:value-type="float">
            <text:p>0,99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86301369863014" calcext:value-type="float">
            <text:p>0,9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3103448275862" calcext:value-type="float">
            <text:p>0,99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4:15:46.449577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14:18:04.164148065</dc:date>
    <meta:editing-duration>PT27M10S</meta:editing-duration>
    <meta:editing-cycles>10</meta:editing-cycles>
    <meta:document-statistic meta:table-count="1" meta:cell-count="404" meta:object-count="0"/>
  </office:meta>
</office:document-meta>
</file>